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dc85" officeooo:paragraph-rsid="000edc85"/>
    </style:style>
    <style:style style:name="P2" style:family="paragraph" style:parent-style-name="Standard">
      <style:text-properties fo:font-weight="bold" officeooo:rsid="000edc85" officeooo:paragraph-rsid="000edc85" style:font-weight-asian="bold" style:font-weight-complex="bold"/>
    </style:style>
    <style:style style:name="P3" style:family="paragraph" style:parent-style-name="Standard">
      <style:text-properties fo:font-weight="bold" officeooo:rsid="000edc85" officeooo:paragraph-rsid="000edc85" fo:background-color="#ffff00" style:font-weight-asian="bold" style:font-weight-complex="bold"/>
    </style:style>
    <style:style style:name="P4" style:family="paragraph" style:parent-style-name="Standard" style:list-style-name="L1">
      <style:text-properties officeooo:rsid="000edc85" officeooo:paragraph-rsid="000edc85" fo:background-color="#ffff00"/>
    </style:style>
    <style:style style:name="P5" style:family="paragraph" style:parent-style-name="Standard" style:list-style-name="L1">
      <style:text-properties officeooo:rsid="000edc85" officeooo:paragraph-rsid="000edc85"/>
    </style:style>
    <style:style style:name="P6" style:family="paragraph" style:parent-style-name="Standard">
      <style:text-properties officeooo:rsid="0013c306" officeooo:paragraph-rsid="0013c306"/>
    </style:style>
    <style:style style:name="T1" style:family="text">
      <style:text-properties officeooo:rsid="0015ae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newly formed subgroups have to write a project proposal:</text:p>
      <text:p text:style-name="P1"/>
      <text:p text:style-name="P6">- In yellow I marked the parts I would lite to take care of <text:span text:style-name="T1">(</text:span>Raul<text:span text:style-name="T1">)</text:span></text:p>
      <text:p text:style-name="P1"/>
      <text:p text:style-name="P3">a) Project vision</text:p>
      <text:p text:style-name="P1"/>
      <text:p text:style-name="P2">b) List of functional and non-functional requirements</text:p>
      <text:p text:style-name="P1"/>
      <text:p text:style-name="P2">c) Safety, security and reliability requirements</text:p>
      <text:p text:style-name="P2"/>
      <text:p text:style-name="P3">d) Project plan</text:p>
      <text:list xml:id="list5366193645512208446" text:style-name="L1">
        <text:list-item>
          <text:p text:style-name="P4">i) Project estimation</text:p>
        </text:list-item>
        <text:list-item>
          <text:p text:style-name="P4">ii) Project scheduling</text:p>
        </text:list-item>
        <text:list-item>
          <text:p text:style-name="P4">iii) Project organization</text:p>
        </text:list-item>
        <text:list-item>
          <text:p text:style-name="P4">iv) Responsibilities of all team members</text:p>
        </text:list-item>
        <text:list-item>
          <text:p text:style-name="P5">v) Project risk analysis</text:p>
        </text:list-item>
      </text:list>
      <text:p text:style-name="P1"/>
      <text:p text:style-name="P2">e) Safety and security plan</text:p>
      <text:p text:style-name="P1"/>
      <text:p text:style-name="P3">f) Setup and description of the development environments</text:p>
      <text:p text:style-name="P1"/>
      <text:p text:style-name="P2">g) Literature refer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54:48.117465097</meta:creation-date>
    <dc:date>2018-04-29T18:27:48.928783060</dc:date>
    <meta:editing-duration>PT47M24S</meta:editing-duration>
    <meta:editing-cycles>6</meta:editing-cycles>
    <meta:generator>LibreOffice/5.2.7.2$Linux_X86_64 LibreOffice_project/20m0$Build-2</meta:generator>
    <meta:document-statistic meta:table-count="0" meta:image-count="0" meta:object-count="0" meta:page-count="1" meta:paragraph-count="14" meta:word-count="84" meta:character-count="503" meta:non-whitespace-character-count="438"/>
  </office:meta>
</office:document-meta>
</file>